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Normal">
      <style:text-properties fo:font-weight="bold" style:font-weight-asian="bold"/>
    </style:style>
    <style:style style:name="P4" style:family="paragraph" style:parent-style-name="Normal">
      <style:text-properties fo:font-style="italic" style:font-style-asian="italic"/>
    </style:style>
    <style:style style:name="P5" style:family="paragraph" style:parent-style-name="Normal">
      <style:paragraph-properties fo:margin-left="0cm" fo:margin-right="0cm" fo:text-indent="1.27cm" style:auto-text-indent="false"/>
    </style:style>
    <style:style style:name="P6" style:family="paragraph" style:parent-style-name="Normal">
      <style:paragraph-properties fo:margin-left="0.635cm" fo:margin-right="0cm" fo:text-indent="0cm" style:auto-text-indent="false">
        <style:tab-stops/>
      </style:paragraph-properties>
    </style:style>
    <style:style style:name="P7" style:family="paragraph" style:parent-style-name="List_20_Paragraph" style:list-style-name="L1"/>
    <style:style style:name="P8" style:family="paragraph" style:parent-style-name="List_20_Paragraph" style:list-style-name="L2"/>
    <style:style style:name="P9" style:family="paragraph" style:parent-style-name="List_20_Paragraph" style:list-style-name="L3"/>
    <style:style style:name="P10" style:family="paragraph" style:parent-style-name="Normal" style:master-page-name="MP0">
      <style:paragraph-properties fo:text-align="center" style:justify-single-word="false" style:page-number="auto" fo:break-before="page"/>
      <style:text-properties fo:font-weight="bold" style:font-weight-asian="bold"/>
    </style:style>
    <style:style style:name="T1" style:family="text">
      <style:text-properties style:font-name="Wingdings" style:font-name-asian="Wingdings" style:font-name-complex="Wingdings"/>
    </style:style>
    <style:style style:name="T2" style:family="text">
      <style:text-properties officeooo:rsid="0004292b"/>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ulse Quietening project report on the PAT processor</text:p>
      <text:p text:style-name="P2">Simon Hollis -- Tests carried out on PAT <text:span text:style-name="T2">ASIC V1</text:span>. 23/04/2015</text:p>
      <text:p text:style-name="Normal"/>
      <text:p text:style-name="Normal">Load various instructions into instr_out. In one cycle, it is decoded, moves to instr1_reg and correct operation type flags appear (e.g. op_add).</text:p>
      <text:p text:style-name="Normal">Source1_value_reg and Source2_value reg and immediate_i8_regd values appear correctly.</text:p>
      <text:p text:style-name="Normal">However, whatever operation occurs, the result of 0xff is always committed to the register N.B. it is suspected that this is actually 0x00 and the readout is inverted. This is supported by the fact that an OUT always outputs 0x00, as does NOT on the same register.</text:p>
      <text:p text:style-name="Normal">Supposition: The result is never passed to data_out, which remains 0x00 for every operation.</text:p>
      <text:p text:style-name="Normal">Have checked what could cause this logically and it should be updating, so cannot explain why it is not.</text:p>
      <text:p text:style-name="Normal">‘Excecute_next’ flag is active and PC is not jumping and increments as normal. Execute next disables on jump as expected and re-enables again afterward.</text:p>
      <text:p text:style-name="Normal">Condition flags do not change from Z and not N on test Recall that op_test needed to update flags.</text:p>
      <text:p text:style-name="Normal">Branches work <text:span text:style-name="Default_20_Paragraph_20_Font"><text:span text:style-name="T1"></text:span></text:span>. BUT always execute, even when condition is not met.</text:p>
      <text:p text:style-name="Normal">Setting op to a field op causes no committal or results to the registers.</text:p>
      <text:p text:style-name="Normal">SetB works.</text:p>
      <text:p text:style-name="Normal">TST doesn’t seem to do anything.</text:p>
      <text:p text:style-name="Normal">Conditional tests always succeed.</text:p>
      <text:p text:style-name="Normal"/>
      <text:p text:style-name="Normal">Effect reproduced on multiple devices.</text:p>
      <text:p text:style-name="P5"/>
      <text:p text:style-name="Normal">Conditional test with N and Z displaying ‘1’</text:p>
      <text:list xml:id="list2387751455792639256" text:style-name="L1">
        <text:list-item>
          <text:p text:style-name="P7">00: succeeds</text:p>
        </text:list-item>
        <text:list-item>
          <text:p text:style-name="P7">01: fails</text:p>
        </text:list-item>
        <text:list-item>
          <text:p text:style-name="P7">10: succeeds</text:p>
        </text:list-item>
        <text:list-item>
          <text:p text:style-name="P7">11: succeeds</text:p>
        </text:list-item>
      </text:list>
      <text:p text:style-name="Normal"/>
      <text:p text:style-name="Normal">Conditional test with N and Z displaying ‘0’</text:p>
      <text:list xml:id="list162424668139874" text:continue-numbering="true" text:style-name="L1">
        <text:list-item>
          <text:p text:style-name="P7">00: fails</text:p>
        </text:list-item>
        <text:list-item>
          <text:p text:style-name="P7">01: succeeds</text:p>
        </text:list-item>
        <text:list-item>
          <text:p text:style-name="P7">10: fails</text:p>
        </text:list-item>
        <text:list-item>
          <text:p text:style-name="P7"><text:soft-page-break/>11: succeeds</text:p>
        </text:list-item>
      </text:list>
      <text:p text:style-name="P3">Conclusion: Conditional execution is working, but flag updating is not.</text:p>
      <text:p text:style-name="P3">Conclusion: data_out is always 0, even if result is not.</text:p>
      <text:p text:style-name="P4">Question: could it be the syntax of the tasks and how the tools have handled it. So far, no sign of a task with syntax “task &lt;name&gt;() ;” working, but “test &lt;name&gt; ;” ones do [could this be a variable scoping problem?]</text:p>
      <text:p text:style-name="P4"><text:s text:c="6"/>Still doesn’t explain why this always produces 0: data_out &lt;= result ;</text:p>
      <text:p text:style-name="Normal"/>
      <text:p text:style-name="P5"/>
      <text:p text:style-name="P5"/>
      <text:p text:style-name="Normal">precompute_condition:<text:line-break/></text:p>
      <text:list xml:id="list3373810592189871825" text:style-name="L2">
        <text:list-item>
          <text:p text:style-name="P8">Compares against 0,1,2,3 for Z,NZ,N,AL, respectively</text:p>
        </text:list-item>
        <text:list-item>
          <text:p text:style-name="P8">Takes in 2-bit input from instruction op-code</text:p>
        </text:list-item>
      </text:list>
      <text:p text:style-name="P6"/>
      <text:p text:style-name="Normal"/>
      <text:p text:style-name="Normal"/>
      <text:p text:style-name="Normal">Improvements for PATV3:</text:p>
      <text:p text:style-name="Normal"/>
      <text:list xml:id="list849401866416857196" text:style-name="L3">
        <text:list-item>
          <text:p text:style-name="P9">Catch for invalid instructions</text:p>
        </text:list-item>
        <text:list-item>
          <text:p text:style-name="P9">Add observability of result (data_out)</text:p>
        </text:list-item>
        <text:list-item>
          <text:p text:style-name="P9">Observability of condition and condition result</text:p>
        </text:list-item>
        <text:list-item>
          <text:p text:style-name="P9">Known polarity of registers. i.e. disallow any inverted ones.</text:p>
        </text:list-item>
        <text:list-item>
          <text:p text:style-name="P9">Rename data_out &amp; data in in pat module (name clash with data_mem module)</text:p>
        </text:list-item>
        <text:list-item>
          <text:p text:style-name="P9">Remove duplicate condition_decoded c.f. precompute condition, condition decoded and conditions.</text:p>
        </text:list-item>
      </text:list>
      <text:p text:style-name="P1"/>
      <text:p text:style-name="List_20_Paragraph">Things from design compiler, based on reading in pads-mapped.v</text:p>
      <text:p text:style-name="List_20_Paragraph"/>
      <text:list xml:id="list162424711847558" text:continue-numbering="true" text:style-name="L3">
        <text:list-item>
          <text:p text:style-name="P9">Following nets connected to Logic0:</text:p>
          <text:list>
            <text:list-item>
              <text:p text:style-name="P9">Pwm_high</text:p>
            </text:list-item>
            <text:list-item>
              <text:p text:style-name="P9">Pwm_low</text:p>
            </text:list-item>
            <text:list-item>
              <text:p text:style-name="P9">Imem_write</text:p>
            </text:list-item>
            <text:list-item>
              <text:p text:style-name="P9">Inputs[1] ( since it is connected to above signals)</text:p>
            </text:list-item>
            <text:list-item>
              <text:p text:style-name="P9">Inputs[2]</text:p>
            </text:list-item>
            <text:list-item>
              <text:p text:style-name="P9">Reset</text:p>
            </text:list-item>
          </text:list>
        </text:list-item>
        <text:list-item>
          <text:p text:style-name="P9">Inputs[0] is connected to pads.</text:p>
        </text:list-item>
        <text:list-item>
          <text:p text:style-name="P9">Imem_write</text:p>
          <text:list>
            <text:list-item>
              <text:p text:style-name="P9">Is connected to D-latch enables in inst_mem block</text:p>
            </text:list-item>
          </text:list>
        </text:list-item>
        <text:list-item>
          <text:p text:style-name="P9">In pads.sv:</text:p>
          <text:list>
            <text:list-item>
              <text:p text:style-name="P9">Reset looks connected</text:p>
            </text:list-item>
            <text:list-item>
              <text:p text:style-name="P9">Inputs look connected</text:p>
            </text:list-item>
            <text:list-item>
              <text:p text:style-name="P9">Outputs look connected</text:p>
            </text:list-item>
          </text:list>
        </text:list-item>
      </text:list>
      <text:p text:style-name="List_20_Paragraph"/>
      <text:p text:style-name="List_20_Paragraph">Q: Is what I am seeing as ‘data_out’ register the data_mem data_out, not the result-based data_out?</text:p>
      <text:p text:style-name="List_20_Paragraph">A: No: data_mem has no registers in its data_out output</text:p>
      <text:p text:style-name="List_20_Paragraph"/>
      <text:p text:style-name="List_20_Paragraph"/>
      <text:p text:style-name="List_20_Paragraph"/>
      <text:p text:style-name="List_20_Paragraph">TASK TO DO</text:p>
      <text:p text:style-name="List_20_Paragraph">See If input[2] really looks connected to the timer</text:p>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title/>
    <dc:description/>
    <dc:subject/>
    <meta:initial-creator>SJ Hollis</meta:initial-creator>
    <meta:creation-date>2015-06-08T15:23:00Z</meta:creation-date>
    <dc:date>2015-06-08T16:24:24.145000000</dc:date>
    <meta:editing-cycles>3</meta:editing-cycles>
    <meta:editing-duration>PT20S</meta:editing-duration>
    <meta:document-statistic meta:table-count="0" meta:image-count="0" meta:object-count="0" meta:page-count="3" meta:paragraph-count="58" meta:word-count="508" meta:character-count="2986" meta:non-whitespace-character-count="2560"/>
    <meta:template xlink:type="simple" xlink:actuate="onRequest" xlink:title="" xlink:href="Normal.dotm"/>
  </office:meta>
</office:document-meta>
</file>